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185" officeooo:paragraph-rsid="00072185"/>
    </style:style>
    <style:style style:name="P2" style:family="paragraph" style:parent-style-name="Standard">
      <style:text-properties fo:font-weight="bold" officeooo:rsid="00072185" officeooo:paragraph-rsid="00072185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dlpy2) raj@raj-desktop:~/Dropbox/files/EmoryUni/Lab_SourceCode/histoclassifier/multiclassifier$ python train.py</text:p>
      <text:p text:style-name="P1">/home/raj/anaconda2/envs/dlpy2/lib/python2.7/site-packages/h5py/__init__.py:36: FutureWarning: Conversion of the second argument of issubdtype from `float` to `np.floating` is deprecated. In future, it will be treated as `np.float64 == np.dtype(float).type`.</text:p>
      <text:p text:style-name="P1"><text:s text:c="2"/>from ._conv import register_converters as _register_converters</text:p>
      <text:p text:style-name="P1">Going to read training images</text:p>
      <text:p text:style-name="P1">Now going to read Blood files (Index: 0)</text:p>
      <text:p text:style-name="P1">Now going to read Control files (Index: 1)</text:p>
      <text:p text:style-name="P1">Now going to read BloodInk files (Index: 2)</text:p>
      <text:p text:style-name="P1">Now going to read Ink files (Index: 3)</text:p>
      <text:p text:style-name="P1">Complete reading input data. Will Now print a snippet of it</text:p>
      <text:p text:style-name="P1">Number of files in Training-set:<text:tab/><text:tab/>256</text:p>
      <text:p text:style-name="P1">Number of files in Validation-set:<text:tab/>64</text:p>
      <text:p text:style-name="P1">2018-05-21 14:59:59.967777: I tensorflow/core/platform/cpu_feature_guard.cc:140] Your CPU supports instructions that this TensorFlow binary was not compiled to use: FMA</text:p>
      <text:p text:style-name="P1">WARNING:tensorflow:From train.py:44: calling argmax (from tensorflow.python.ops.math_ops) with dimension is deprecated and will be removed in a future version.</text:p>
      <text:p text:style-name="P1">Instructions for updating:</text:p>
      <text:p text:style-name="P1">Use the `axis` argument instead</text:p>
      <text:p text:style-name="P1">WARNING:tensorflow:From train.py:160: softmax_cross_entropy_with_logits (from tensorflow.python.ops.nn_ops) is deprecated and will be removed in a future version.</text:p>
      <text:p text:style-name="P1">Instructions for updating:</text:p>
      <text:p text:style-name="P1"/>
      <text:p text:style-name="P1">Future major versions of TensorFlow will allow gradients to flow</text:p>
      <text:p text:style-name="P1">into the labels input on backprop by default.</text:p>
      <text:p text:style-name="P1"/>
      <text:p text:style-name="P1">See @{tf.nn.softmax_cross_entropy_with_logits_v2}.</text:p>
      <text:p text:style-name="P1"/>
      <text:p text:style-name="P1">Training Epoch 1 --- Training Accuracy: <text:s/>40.0%, Validation Accuracy: <text:s text:c="2"/>0.0%, <text:s/>Validation Loss: 1.544</text:p>
      <text:p text:style-name="P1">Training Epoch 2 --- Training Accuracy: <text:s text:c="2"/>0.0%, Validation Accuracy: <text:s/>30.0%, <text:s/>Validation Loss: 1.362</text:p>
      <text:p text:style-name="P1">Training Epoch 3 --- Training Accuracy: <text:s/>40.0%, Validation Accuracy: <text:s/>30.0%, <text:s/>Validation Loss: 1.380</text:p>
      <text:p text:style-name="P1">Training Epoch 4 --- Training Accuracy: <text:s/>50.0%, Validation Accuracy: <text:s/>30.0%, <text:s/>Validation Loss: 1.389</text:p>
      <text:p text:style-name="P1">Training Epoch 5 --- Training Accuracy: <text:s/>40.0%, Validation Accuracy: <text:s/>40.0%, <text:s/>Validation Loss: 1.379</text:p>
      <text:p text:style-name="P1">Training Epoch 6 --- Training Accuracy: <text:s/>30.0%, Validation Accuracy: <text:s/>10.0%, <text:s/>Validation Loss: 1.385</text:p>
      <text:p text:style-name="P1">Training Epoch 7 --- Training Accuracy: <text:s/>40.0%, Validation Accuracy: <text:s/>70.0%, <text:s/>Validation Loss: 1.214</text:p>
      <text:p text:style-name="P1">Training Epoch 8 --- Training Accuracy: <text:s/>60.0%, Validation Accuracy: <text:s/>50.0%, <text:s/>Validation Loss: 1.293</text:p>
      <text:p text:style-name="P1">Training Epoch 9 --- Training Accuracy: <text:s/>50.0%, Validation Accuracy: <text:s/>40.0%, <text:s/>Validation Loss: 1.290</text:p>
      <text:p text:style-name="P1">Training Epoch 10 --- Training Accuracy: <text:s/>60.0%, Validation Accuracy: <text:s/>40.0%, <text:s/>Validation Loss: 1.314</text:p>
      <text:p text:style-name="P1">Training Epoch 11 --- Training Accuracy: <text:s/>60.0%, Validation Accuracy: <text:s/>20.0%, <text:s/>Validation Loss: 1.583</text:p>
      <text:p text:style-name="P1">Training Epoch 12 --- Training Accuracy: <text:s/>60.0%, Validation Accuracy: <text:s/>30.0%, <text:s/>Validation Loss: 1.325</text:p>
      <text:p text:style-name="P1">Training Epoch 13 --- Training Accuracy: <text:s/>60.0%, Validation Accuracy: <text:s/>60.0%, <text:s/>Validation Loss: 1.236</text:p>
      <text:p text:style-name="P1">Training Epoch 14 --- Training Accuracy: <text:s/>70.0%, Validation Accuracy: <text:s/>40.0%, <text:s/>Validation Loss: 1.372</text:p>
      <text:p text:style-name="P1">Training Epoch 15 --- Training Accuracy: <text:s/>70.0%, Validation Accuracy: <text:s/>50.0%, <text:s/>Validation Loss: 1.117</text:p>
      <text:p text:style-name="P1">Training Epoch 16 --- Training Accuracy: <text:s/>70.0%, Validation Accuracy: <text:s/>50.0%, <text:s/>Validation Loss: 1.154</text:p>
      <text:p text:style-name="P1">Training Epoch 17 --- Training Accuracy: <text:s/>70.0%, Validation Accuracy: <text:s/>40.0%, <text:s/>Validation Loss: 1.631</text:p>
      <text:p text:style-name="P1">Training Epoch 18 --- Training Accuracy: <text:s/>80.0%, Validation Accuracy: <text:s/>50.0%, <text:s/>Validation Loss: 1.200</text:p>
      <text:p text:style-name="P1">Training Epoch 19 --- Training Accuracy: <text:s/>80.0%, Validation Accuracy: <text:s/>80.0%, <text:s/>Validation Loss: 0.928</text:p>
      <text:p text:style-name="P1">Training Epoch 20 --- Training Accuracy: <text:s/>80.0%, Validation Accuracy: <text:s/>60.0%, <text:s/>Validation Loss: 1.290</text:p>
      <text:p text:style-name="P1"><text:soft-page-break/>Training Epoch 21 --- Training Accuracy: <text:s/>80.0%, Validation Accuracy: <text:s/>70.0%, <text:s/>Validation Loss: 1.016</text:p>
      <text:p text:style-name="P1">Training Epoch 22 --- Training Accuracy: <text:s/>80.0%, Validation Accuracy: <text:s/>50.0%, <text:s/>Validation Loss: 1.119</text:p>
      <text:p text:style-name="P1">Training Epoch 23 --- Training Accuracy: <text:s/>80.0%, Validation Accuracy: <text:s/>30.0%, <text:s/>Validation Loss: 1.420</text:p>
      <text:p text:style-name="P1">Training Epoch 24 --- Training Accuracy: <text:s/>80.0%, Validation Accuracy: <text:s/>50.0%, <text:s/>Validation Loss: 1.111</text:p>
      <text:p text:style-name="P1">Training Epoch 25 --- Training Accuracy: <text:s/>80.0%, Validation Accuracy: <text:s/>90.0%, <text:s/>Validation Loss: 0.671</text:p>
      <text:p text:style-name="P1">Training Epoch 26 --- Training Accuracy: <text:s/>80.0%, Validation Accuracy: <text:s/>60.0%, <text:s/>Validation Loss: 1.238</text:p>
      <text:p text:style-name="P1">Training Epoch 27 --- Training Accuracy: <text:s/>80.0%, Validation Accuracy: <text:s/>60.0%, <text:s/>Validation Loss: 1.034</text:p>
      <text:p text:style-name="P1">Training Epoch 28 --- Training Accuracy: <text:s/>80.0%, Validation Accuracy: <text:s/>40.0%, <text:s/>Validation Loss: 1.327</text:p>
      <text:p text:style-name="P1">Training Epoch 29 --- Training Accuracy: <text:s/>80.0%, Validation Accuracy: <text:s/>40.0%, <text:s/>Validation Loss: 1.245</text:p>
      <text:p text:style-name="P1">Training Epoch 30 --- Training Accuracy: <text:s/>80.0%, Validation Accuracy: <text:s/>50.0%, <text:s/>Validation Loss: 1.128</text:p>
      <text:p text:style-name="P1">Training Epoch 31 --- Training Accuracy: <text:s/>90.0%, Validation Accuracy: <text:s/>80.0%, <text:s/>Validation Loss: 0.684</text:p>
      <text:p text:style-name="P1">Training Epoch 32 --- Training Accuracy: <text:s/>90.0%, Validation Accuracy: <text:s/>60.0%, <text:s/>Validation Loss: 1.361</text:p>
      <text:p text:style-name="P1">Training Epoch 33 --- Training Accuracy: 100.0%, Validation Accuracy: <text:s/>60.0%, <text:s/>Validation Loss: 1.141</text:p>
      <text:p text:style-name="P1">Training Epoch 34 --- Training Accuracy: 100.0%, Validation Accuracy: <text:s/>40.0%, <text:s/>Validation Loss: 1.748</text:p>
      <text:p text:style-name="P1">Training Epoch 35 --- Training Accuracy: 100.0%, Validation Accuracy: <text:s/>50.0%, <text:s/>Validation Loss: 1.227</text:p>
      <text:p text:style-name="P1">Training Epoch 36 --- Training Accuracy: 100.0%, Validation Accuracy: <text:s/>50.0%, <text:s/>Validation Loss: 1.189</text:p>
      <text:p text:style-name="P1">Training Epoch 37 --- Training Accuracy: 100.0%, Validation Accuracy: <text:s/>90.0%, <text:s/>Validation Loss: 0.770</text:p>
      <text:p text:style-name="P1">Training Epoch 38 --- Training Accuracy: 100.0%, Validation Accuracy: <text:s/>70.0%, <text:s/>Validation Loss: 1.392</text:p>
      <text:p text:style-name="P1">Training Epoch 39 --- Training Accuracy: 100.0%, Validation Accuracy: <text:s/>60.0%, <text:s/>Validation Loss: 1.277</text:p>
      <text:p text:style-name="P1">Training Epoch 40 --- Training Accuracy: 100.0%, Validation Accuracy: <text:s/>40.0%, <text:s/>Validation Loss: 2.286</text:p>
      <text:p text:style-name="P1">Training Epoch 41 --- Training Accuracy: 100.0%, Validation Accuracy: <text:s/>40.0%, <text:s/>Validation Loss: 1.350</text:p>
      <text:p text:style-name="P1">Training Epoch 42 --- Training Accuracy: 100.0%, Validation Accuracy: <text:s/>40.0%, <text:s/>Validation Loss: 1.250</text:p>
      <text:p text:style-name="P1">Training Epoch 43 --- Training Accuracy: 100.0%, Validation Accuracy: <text:s/>60.0%, <text:s/>Validation Loss: 0.784</text:p>
      <text:p text:style-name="P1">Training Epoch 44 --- Training Accuracy: 100.0%, Validation Accuracy: <text:s/>50.0%, <text:s/>Validation Loss: 1.338</text:p>
      <text:p text:style-name="P1">Training Epoch 45 --- Training Accuracy: 100.0%, Validation Accuracy: <text:s/>40.0%, <text:s/>Validation Loss: 1.787</text:p>
      <text:p text:style-name="P1">Training Epoch 46 --- Training Accuracy: 100.0%, Validation Accuracy: <text:s/>50.0%, <text:s/>Validation Loss: 2.943</text:p>
      <text:p text:style-name="P1">Training Epoch 47 --- Training Accuracy: 100.0%, Validation Accuracy: <text:s/>50.0%, <text:s/>Validation Loss: 1.294</text:p>
      <text:p text:style-name="P1">Training Epoch 48 --- Training Accuracy: 100.0%, Validation Accuracy: <text:s/>60.0%, <text:s/>Validation Loss: 1.411</text:p>
      <text:p text:style-name="P1">Training Epoch 49 --- Training Accuracy: 100.0%, Validation Accuracy: <text:s/>60.0%, <text:s/>Validation Loss: 0.910</text:p>
      <text:p text:style-name="P1">Training Epoch 50 --- Training Accuracy: 100.0%, Validation Accuracy: <text:s/>70.0%, <text:s/>Validation Loss: 1.507</text:p>
      <text:p text:style-name="P1"><text:soft-page-break/>Training Epoch 51 --- Training Accuracy: 100.0%, Validation Accuracy: <text:s/>40.0%, <text:s/>Validation Loss: 2.672</text:p>
      <text:p text:style-name="P1">Training Epoch 52 --- Training Accuracy: 100.0%, Validation Accuracy: <text:s/>30.0%, <text:s/>Validation Loss: 3.656</text:p>
      <text:p text:style-name="P1">Training Epoch 53 --- Training Accuracy: 100.0%, Validation Accuracy: <text:s/>50.0%, <text:s/>Validation Loss: 0.993</text:p>
      <text:p text:style-name="P1">Training Epoch 54 --- Training Accuracy: 100.0%, Validation Accuracy: <text:s/>60.0%, <text:s/>Validation Loss: 1.655</text:p>
      <text:p text:style-name="P1">Training Epoch 55 --- Training Accuracy: 100.0%, Validation Accuracy: <text:s/>60.0%, <text:s/>Validation Loss: 0.868</text:p>
      <text:p text:style-name="P1">Training Epoch 56 --- Training Accuracy: 100.0%, Validation Accuracy: <text:s/>60.0%, <text:s/>Validation Loss: 1.647</text:p>
      <text:p text:style-name="P1">Training Epoch 57 --- Training Accuracy: 100.0%, Validation Accuracy: <text:s/>50.0%, <text:s/>Validation Loss: 2.681</text:p>
      <text:p text:style-name="P1">Training Epoch 58 --- Training Accuracy: 100.0%, Validation Accuracy: <text:s/>40.0%, <text:s/>Validation Loss: 3.621</text:p>
      <text:p text:style-name="P1">Training Epoch 59 --- Training Accuracy: 100.0%, Validation Accuracy: <text:s/>50.0%, <text:s/>Validation Loss: 2.107</text:p>
      <text:p text:style-name="P1">Training Epoch 60 --- Training Accuracy: 100.0%, Validation Accuracy: <text:s/>30.0%, <text:s/>Validation Loss: 2.150</text:p>
      <text:p text:style-name="P1">Training Epoch 61 --- Training Accuracy: 100.0%, Validation Accuracy: <text:s/>60.0%, <text:s/>Validation Loss: 0.652</text:p>
      <text:p text:style-name="P1">Training Epoch 62 --- Training Accuracy: 100.0%, Validation Accuracy: <text:s/>70.0%, <text:s/>Validation Loss: 1.328</text:p>
      <text:p text:style-name="P1">Training Epoch 63 --- Training Accuracy: 100.0%, Validation Accuracy: <text:s/>50.0%, <text:s/>Validation Loss: 2.296</text:p>
      <text:p text:style-name="P1">Training Epoch 64 --- Training Accuracy: 100.0%, Validation Accuracy: <text:s/>20.0%, <text:s/>Validation Loss: 4.544</text:p>
      <text:p text:style-name="P1">Training Epoch 65 --- Training Accuracy: 100.0%, Validation Accuracy: <text:s/>40.0%, <text:s/>Validation Loss: 2.097</text:p>
      <text:p text:style-name="P1">Training Epoch 66 --- Training Accuracy: 100.0%, Validation Accuracy: <text:s/>40.0%, <text:s/>Validation Loss: 2.936</text:p>
      <text:p text:style-name="P1">Training Epoch 67 --- Training Accuracy: 100.0%, Validation Accuracy: <text:s/>80.0%, <text:s/>Validation Loss: 0.402</text:p>
      <text:p text:style-name="P1">Training Epoch 68 --- Training Accuracy: 100.0%, Validation Accuracy: <text:s/>60.0%, <text:s/>Validation Loss: 1.138</text:p>
      <text:p text:style-name="P1">Training Epoch 69 --- Training Accuracy: 100.0%, Validation Accuracy: <text:s/>50.0%, <text:s/>Validation Loss: 3.133</text:p>
      <text:p text:style-name="P1">Training Epoch 70 --- Training Accuracy: 100.0%, Validation Accuracy: <text:s/>10.0%, <text:s/>Validation Loss: 5.457</text:p>
      <text:p text:style-name="P1">Training Epoch 71 --- Training Accuracy: 100.0%, Validation Accuracy: <text:s/>40.0%, <text:s/>Validation Loss: 2.453</text:p>
      <text:p text:style-name="P1">Training Epoch 72 --- Training Accuracy: 100.0%, Validation Accuracy: <text:s/>40.0%, <text:s/>Validation Loss: 3.534</text:p>
      <text:p text:style-name="P1">Training Epoch 73 --- Training Accuracy: 100.0%, Validation Accuracy: <text:s/>90.0%, <text:s/>Validation Loss: 0.196</text:p>
      <text:p text:style-name="P1">Training Epoch 74 --- Training Accuracy: 100.0%, Validation Accuracy: <text:s/>60.0%, <text:s/>Validation Loss: 1.729</text:p>
      <text:p text:style-name="P1"><text:soft-page-break/>Training Epoch 75 --- Training Accuracy: 100.0%, Validation Accuracy: <text:s/>40.0%, <text:s/>Validation Loss: 3.704</text:p>
      <text:p text:style-name="P1">Training Epoch 76 --- Training Accuracy: 100.0%, Validation Accuracy: <text:s/>30.0%, <text:s/>Validation Loss: 4.896</text:p>
      <text:p text:style-name="P1">Training Epoch 77 --- Training Accuracy: 100.0%, Validation Accuracy: <text:s/>60.0%, <text:s/>Validation Loss: 2.835</text:p>
      <text:p text:style-name="P1">Training Epoch 78 --- Training Accuracy: 100.0%, Validation Accuracy: <text:s/>30.0%, <text:s/>Validation Loss: 1.895</text:p>
      <text:p text:style-name="P1">Training Epoch 79 --- Training Accuracy: 100.0%, Validation Accuracy: <text:s/>70.0%, <text:s/>Validation Loss: 0.602</text:p>
      <text:p text:style-name="P1">Training Epoch 80 --- Training Accuracy: 100.0%, Validation Accuracy: <text:s/>60.0%, <text:s/>Validation Loss: 2.329</text:p>
      <text:p text:style-name="P1">Training Epoch 81 --- Training Accuracy: 100.0%, Validation Accuracy: <text:s/>40.0%, <text:s/>Validation Loss: 2.919</text:p>
      <text:p text:style-name="P1">Training Epoch 82 --- Training Accuracy: 100.0%, Validation Accuracy: <text:s/>40.0%, <text:s/>Validation Loss: 5.081</text:p>
      <text:p text:style-name="P1">Training Epoch 83 --- Training Accuracy: 100.0%, Validation Accuracy: <text:s/>50.0%, <text:s/>Validation Loss: 2.652</text:p>
      <text:p text:style-name="P1">Training Epoch 84 --- Training Accuracy: 100.0%, Validation Accuracy: <text:s/>40.0%, <text:s/>Validation Loss: 2.351</text:p>
      <text:p text:style-name="P1">Training Epoch 85 --- Training Accuracy: 100.0%, Validation Accuracy: <text:s/>70.0%, <text:s/>Validation Loss: 1.030</text:p>
      <text:p text:style-name="P1">Training Epoch 86 --- Training Accuracy: 100.0%, Validation Accuracy: <text:s/>60.0%, <text:s/>Validation Loss: 2.433</text:p>
      <text:p text:style-name="P1">Training Epoch 87 --- Training Accuracy: 100.0%, Validation Accuracy: <text:s/>40.0%, <text:s/>Validation Loss: 2.992</text:p>
      <text:p text:style-name="P1">Training Epoch 88 --- Training Accuracy: 100.0%, Validation Accuracy: <text:s/>40.0%, <text:s/>Validation Loss: 5.446</text:p>
      <text:p text:style-name="P1">Training Epoch 89 --- Training Accuracy: 100.0%, Validation Accuracy: <text:s/>50.0%, <text:s/>Validation Loss: 2.797</text:p>
      <text:p text:style-name="P1">Training Epoch 90 --- Training Accuracy: 100.0%, Validation Accuracy: <text:s/>40.0%, <text:s/>Validation Loss: 2.608</text:p>
      <text:p text:style-name="P1">Training Epoch 91 --- Training Accuracy: 100.0%, Validation Accuracy: <text:s/>70.0%, <text:s/>Validation Loss: 1.118</text:p>
      <text:p text:style-name="P1">Training Epoch 92 --- Training Accuracy: 100.0%, Validation Accuracy: <text:s/>60.0%, <text:s/>Validation Loss: 2.486</text:p>
      <text:p text:style-name="P1">Training Epoch 93 --- Training Accuracy: 100.0%, Validation Accuracy: <text:s/>40.0%, <text:s/>Validation Loss: 3.005</text:p>
      <text:p text:style-name="P1">Training Epoch 94 --- Training Accuracy: 100.0%, Validation Accuracy: <text:s/>40.0%, <text:s/>Validation Loss: 5.670</text:p>
      <text:p text:style-name="P1">Training Epoch 95 --- Training Accuracy: 100.0%, Validation Accuracy: <text:s/>50.0%, <text:s/>Validation Loss: 2.904</text:p>
      <text:p text:style-name="P1">Training Epoch 96 --- Training Accuracy: 100.0%, Validation Accuracy: <text:s/>40.0%, <text:s/>Validation Loss: 2.770</text:p>
      <text:p text:style-name="P1">Training Epoch 97 --- Training Accuracy: 100.0%, Validation Accuracy: <text:s/>70.0%, <text:s/>Validation Loss: 1.183</text:p>
      <text:p text:style-name="P1">Training Epoch 98 --- Training Accuracy: 100.0%, Validation Accuracy: <text:s/>60.0%, <text:s/>Validation Loss: 2.528</text:p>
      <text:p text:style-name="P1"><text:soft-page-break/>Training Epoch 99 --- Training Accuracy: 100.0%, Validation Accuracy: <text:s/>50.0%, <text:s/>Validation Loss: 3.040</text:p>
      <text:p text:style-name="P1">Training Epoch 100 --- Training Accuracy: 100.0%, Validation Accuracy: <text:s/>40.0%, <text:s/>Validation Loss: 5.832</text:p>
      <text:p text:style-name="P1">Training Epoch 101 --- Training Accuracy: 100.0%, Validation Accuracy: <text:s/>50.0%, <text:s/>Validation Loss: 2.997</text:p>
      <text:p text:style-name="P1">Training Epoch 102 --- Training Accuracy: 100.0%, Validation Accuracy: <text:s/>40.0%, <text:s/>Validation Loss: 2.887</text:p>
      <text:p text:style-name="P1">Training Epoch 103 --- Training Accuracy: 100.0%, Validation Accuracy: <text:s/>70.0%, <text:s/>Validation Loss: 1.196</text:p>
      <text:p text:style-name="P1">Training Epoch 104 --- Training Accuracy: 100.0%, Validation Accuracy: <text:s/>60.0%, <text:s/>Validation Loss: 2.570</text:p>
      <text:p text:style-name="P1">Training Epoch 105 --- Training Accuracy: 100.0%, Validation Accuracy: <text:s/>50.0%, <text:s/>Validation Loss: 3.063</text:p>
      <text:p text:style-name="P1">Training Epoch 106 --- Training Accuracy: 100.0%, Validation Accuracy: <text:s/>40.0%, <text:s/>Validation Loss: 5.960</text:p>
      <text:p text:style-name="P1">Training Epoch 107 --- Training Accuracy: 100.0%, Validation Accuracy: <text:s/>50.0%, <text:s/>Validation Loss: 3.068</text:p>
      <text:p text:style-name="P1">Training Epoch 108 --- Training Accuracy: 100.0%, Validation Accuracy: <text:s/>40.0%, <text:s/>Validation Loss: 2.997</text:p>
      <text:p text:style-name="P1">Training Epoch 109 --- Training Accuracy: 100.0%, Validation Accuracy: <text:s/>70.0%, <text:s/>Validation Loss: 1.218</text:p>
      <text:p text:style-name="P1">Training Epoch 110 --- Training Accuracy: 100.0%, Validation Accuracy: <text:s/>60.0%, <text:s/>Validation Loss: 2.587</text:p>
      <text:p text:style-name="P1">Training Epoch 111 --- Training Accuracy: 100.0%, Validation Accuracy: <text:s/>50.0%, <text:s/>Validation Loss: 3.117</text:p>
      <text:p text:style-name="P1">Training Epoch 112 --- Training Accuracy: 100.0%, Validation Accuracy: <text:s/>40.0%, <text:s/>Validation Loss: 6.062</text:p>
      <text:p text:style-name="P1">Training Epoch 113 --- Training Accuracy: 100.0%, Validation Accuracy: <text:s/>50.0%, <text:s/>Validation Loss: 3.128</text:p>
      <text:p text:style-name="P1">Training Epoch 114 --- Training Accuracy: 100.0%, Validation Accuracy: <text:s/>40.0%, <text:s/>Validation Loss: 3.099</text:p>
      <text:p text:style-name="P1">Training Epoch 115 --- Training Accuracy: 100.0%, Validation Accuracy: <text:s/>70.0%, <text:s/>Validation Loss: 1.220</text:p>
      <text:p text:style-name="P1">Training Epoch 116 --- Training Accuracy: 100.0%, Validation Accuracy: <text:s/>60.0%, <text:s/>Validation Loss: 2.602</text:p>
      <text:p text:style-name="P1">Training Epoch 117 --- Training Accuracy: 100.0%, Validation Accuracy: <text:s/>50.0%, <text:s/>Validation Loss: 3.155</text:p>
      <text:p text:style-name="P1">Training Epoch 118 --- Training Accuracy: 100.0%, Validation Accuracy: <text:s/>40.0%, <text:s/>Validation Loss: 6.141</text:p>
      <text:p text:style-name="P1">Training Epoch 119 --- Training Accuracy: 100.0%, Validation Accuracy: <text:s/>50.0%, <text:s/>Validation Loss: 3.172</text:p>
      <text:p text:style-name="P1">Training Epoch 120 --- Training Accuracy: 100.0%, Validation Accuracy: <text:s/>40.0%, <text:s/>Validation Loss: 3.169</text:p>
      <text:p text:style-name="P1">(dlpy2) raj@raj-desktop:~/Dropbox/files/EmoryUni/Lab_SourceCode/histoclassifier/multiclassifier$ ls</text:p>
      <text:p text:style-name="P1">blood-bloodink-Controlmode.data-00000-of-00001 <text:s/>blood-bloodink-Controlmode.meta <text:s/>dataset.py <text:s text:c="2"/>predict.py <text:s/>testing_data <text:s text:c="2"/>train.py <text:s text:c="3"/>wip_docs</text:p>
      <text:p text:style-name="P1">blood-bloodink-Controlmode.index <text:s text:c="15"/>checkpoint <text:s text:c="22"/>dataset.pyc <text:s/>test1.jpg <text:s text:c="2"/>training_data <text:s/>validation</text:p>
      <text:p text:style-name="P1"><text:soft-page-break/>(dlpy2) raj@raj-desktop:~/Dropbox/files/EmoryUni/Lab_SourceCode/histoclassifier/multiclassifier$ python predict test1.jpg</text:p>
      <text:p text:style-name="P1">python: can't open file 'predict': [Errno 2] No such file or directory</text:p>
      <text:p text:style-name="P1">(dlpy2) raj@raj-desktop:~/Dropbox/files/EmoryUni/Lab_SourceCode/histoclassifier/multiclassifier$ python predict.py test1.jpg</text:p>
      <text:p text:style-name="P1">/home/raj/anaconda2/envs/dlpy2/lib/python2.7/site-packages/h5py/__init__.py:36: FutureWarning: Conversion of the second argument of issubdtype from `float` to `np.floating` is deprecated. In future, it will be treated as `np.float64 == np.dtype(float).type`.</text:p>
      <text:p text:style-name="P1"><text:s text:c="2"/>from ._conv import register_converters as _register_converters</text:p>
      <text:p text:style-name="P1">2018-05-21 15:31:09.535761: I tensorflow/core/platform/cpu_feature_guard.cc:140] Your CPU supports instructions that this TensorFlow binary was not compiled to use: FMA</text:p>
      <text:p text:style-name="P1"/>
      <text:p text:style-name="P1">[[9.9998784e-01 3.0323918e-07 1.7153197e-06 1.0095569e-05]]</text:p>
      <text:p text:style-name="P1"/>
      <text:p text:style-name="P1"/>
      <text:p text:style-name="P2">For Blood image – prediction is [[9.9998784e-01 3.0323918e-07 1.7153197e-06 1.0095569e-05]]→ Blood, BloodInk, Control, I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5:32:10.284308615</meta:creation-date>
    <dc:date>2018-05-21T15:36:11.088702137</dc:date>
    <meta:editing-duration>PT4M1S</meta:editing-duration>
    <meta:editing-cycles>1</meta:editing-cycles>
    <meta:document-statistic meta:table-count="0" meta:image-count="0" meta:object-count="0" meta:page-count="6" meta:paragraph-count="151" meta:word-count="1841" meta:character-count="14979" meta:non-whitespace-character-count="12958"/>
    <meta:generator>LibreOffice/5.1.6.2$Linux_X86_64 LibreOffice_project/10m0$Build-2</meta:generator>
  </office:meta>
</office:document-meta>
</file>